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fo:text-indent="0in" style:auto-text-indent="false"/>
      <style:text-properties fo:font-variant="normal" fo:text-transform="none" fo:color="#222222" style:font-name="Times New Roman1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style:font-name="Times New Roman1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222222" fo:letter-spacing="normal"/>
    </style:style>
    <style:style style:name="T1" style:family="text">
      <style:text-properties fo:font-variant="normal" fo:text-transform="none" fo:color="#222222" style:font-name="Times New Roman1" fo:font-size="12pt" fo:letter-spacing="normal" fo:font-style="normal" fo:font-weight="normal"/>
    </style:style>
    <style:style style:name="T2" style:family="text">
      <style:text-properties fo:font-variant="normal" fo:text-transform="none" fo:color="#1155cc" style:font-name="Times New Roman1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en Dia,<text:line-break/><text:line-break/>Ingenieros, ya el servidor tiene las configuraciones minimas de seguridad, para que las personas de la pagina realicen la migracion de la pagina,</text:p>
      <text:p text:style-name="P2">Las credenciales son:</text:p>
      <text:p text:style-name="P3">conexion SSH / SFTP, (Puerto tcp/10222)</text:p>
      <text:p text:style-name="P3">servidor: 103.16.131.144</text:p>
      <text:p text:style-name="P2">usuario: web<text:line-break/>contraseña: apAche2014*</text:p>
      <text:p text:style-name="P1"><text:span text:style-name="T1">ya tiene el software basico de PHP, APACHE y MYSQL, la pagina de prueba abre en </text:span><text:a xlink:type="simple" xlink:href="http://103.16.131.144/" office:target-frame-name="_blank" xlink:show="new"><text:span text:style-name="T2">http://103.16.131.144/</text:span></text:a></text:p>
      <text:p text:style-name="P3">para el motor de base de datos mysql,</text:p>
      <text:p text:style-name="P4"> </text:p>
      <text:p text:style-name="P3">usuario root</text:p>
      <text:p text:style-name="P2">contraseña: mariaDB2014*</text:p>
      <text:p text:style-name="P2">si requieren instalar o configurar algun software adicional, tienen los privilengios realizando el comando "sudo"</text:p>
      <text:p text:style-name="P3">Avisenme si necesitan algun apoyo adicional</text:p>
      <text:p text:style-name="P4"> </text:p>
      <text:p text:style-name="P1"><text:span text:style-name="T1">Ya estoy trabajando en la aplicacion de DDNS, pero hay un detalle, al utilizar el mismo dominio de </text:span><text:a xlink:type="simple" xlink:href="http://techtrol.com.ve/" office:target-frame-name="_blank" xlink:show="new"><text:span text:style-name="T2">techtrol.com.ve</text:span></text:a><text:span text:style-name="T1">, hay que migrar el mismo al servidor nuevo, y es posible que haya alguna interrupcion del servicio de correo, para minimizar los mismos, lo hare durante el fin de semana.<text:line-break/><text:line-break/>Saludos</text:span></text:p>
      <text:p text:style-name="P3">Ettore Pelliccioni.<text:line-break/>Sistemas Techniclite, C.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08-18T11:20:04</meta:creation-date>
    <dc:date>2014-08-18T11:23:56</dc:date>
    <dc:creator>Linda </dc:creator>
    <meta:editing-duration>P0D</meta:editing-duration>
    <meta:editing-cycles>1</meta:editing-cycles>
    <meta:document-statistic meta:table-count="0" meta:image-count="0" meta:object-count="0" meta:page-count="1" meta:paragraph-count="15" meta:word-count="145" meta:character-count="949" meta:non-whitespace-character-count="813"/>
    <meta:generator>LibreOffice/3.5$Linux_X86_64 LibreOffice_project/350m1$Build-2</meta:generator>
  </office:meta>
</office:document-meta>
</file>